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Post-shock-temp (K)</text:p>
          </table:table-cell>
          <table:table-cell office:value-type="string" calcext:value-type="string">
            <text:p>b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[MeOH] </text:p>
          </table:table-cell>
          <table:table-cell table:number-columns-repeated="2"/>
          <table:table-cell office:value-type="string" calcext:value-type="string">
            <text:p>T/K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Label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266" calcext:value-type="float">
            <text:p>126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hock tube</text:p>
          </table:table-cell>
          <table:table-cell office:value-type="string" calcext:value-type="string">
            <text:p>D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68" calcext:value-type="float">
            <text:p>1368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D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58" calcext:value-type="float">
            <text:p>1458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D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D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10" calcext:value-type="float">
            <text:p>161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D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403" calcext:value-type="float">
            <text:p>1403</text:p>
          </table:table-cell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623" calcext:value-type="float">
            <text:p>1623</text:p>
          </table:table-cell>
          <table:table-cell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707" calcext:value-type="float">
            <text:p>1707</text:p>
          </table:table-cell>
          <table:table-cell office:value-type="float" office:value="1.3" calcext:value-type="float">
            <text:p>1.3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0.0625308242796621" calcext:value-type="float">
            <text:p>0.0625308243</text:p>
          </table:table-cell>
          <table:table-cell office:value-type="float" office:value="0.996769000398995" calcext:value-type="float">
            <text:p>0.9967690004</text:p>
          </table:table-cell>
          <table:table-cell table:number-columns-repeated="3"/>
          <table:table-cell office:value-type="float" office:value="0.0205384230938028" calcext:value-type="float">
            <text:p>0.0205384231</text:p>
          </table:table-cell>
          <table:table-cell office:value-type="float" office:value="1.00735802098247" calcext:value-type="float">
            <text:p>1.007358021</text:p>
          </table:table-cell>
          <table:table-cell/>
          <table:table-cell office:value-type="float" office:value="0.0625308242796621" calcext:value-type="float">
            <text:p>0.0625308243</text:p>
          </table:table-cell>
          <table:table-cell office:value-type="float" office:value="0.9529937709766" calcext:value-type="float">
            <text:p>0.952993771</text:p>
          </table:table-cell>
          <table:table-cell/>
          <table:table-cell office:value-type="float" office:value="0.0205384230938028" calcext:value-type="float">
            <text:p>0.0205384231</text:p>
          </table:table-cell>
          <table:table-cell office:value-type="float" office:value="0.964128617363344" calcext:value-type="float">
            <text:p>0.9641286174</text:p>
          </table:table-cell>
          <table:table-cell/>
          <table:table-cell office:value-type="float" office:value="0.00139275766016711" calcext:value-type="float">
            <text:p>0.00139275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985243110103986" calcext:value-type="float">
            <text:p>0.098524311</text:p>
          </table:table-cell>
          <table:table-cell office:value-type="float" office:value="0.997314826202267" calcext:value-type="float">
            <text:p>0.9973148262</text:p>
          </table:table-cell>
          <table:table-cell table:number-columns-repeated="3"/>
          <table:table-cell office:value-type="float" office:value="0.053532452596978" calcext:value-type="float">
            <text:p>0.0535324526</text:p>
          </table:table-cell>
          <table:table-cell office:value-type="float" office:value="1.01718288544136" calcext:value-type="float">
            <text:p>1.0171828854</text:p>
          </table:table-cell>
          <table:table-cell/>
          <table:table-cell office:value-type="float" office:value="0.0985243110103986" calcext:value-type="float">
            <text:p>0.098524311</text:p>
          </table:table-cell>
          <table:table-cell office:value-type="float" office:value="0.925811645973666" calcext:value-type="float">
            <text:p>0.925811646</text:p>
          </table:table-cell>
          <table:table-cell/>
          <table:table-cell office:value-type="float" office:value="0.0331361434495606" calcext:value-type="float">
            <text:p>0.0331361434</text:p>
          </table:table-cell>
          <table:table-cell office:value-type="float" office:value="0.90494363386298" calcext:value-type="float">
            <text:p>0.9049436339</text:p>
          </table:table-cell>
          <table:table-cell/>
          <table:table-cell office:value-type="float" office:value="0.0165391467903877" calcext:value-type="float">
            <text:p>0.0165391468</text:p>
          </table:table-cell>
          <table:table-cell office:value-type="float" office:value="0.898105528199592" calcext:value-type="float">
            <text:p>0.8981055282</text:p>
          </table:table-cell>
          <table:table-cell/>
        </table:table-row>
        <table:table-row table:style-name="ro1">
          <table:table-cell office:value-type="float" office:value="0.134517797741135" calcext:value-type="float">
            <text:p>0.1345177977</text:p>
          </table:table-cell>
          <table:table-cell office:value-type="float" office:value="0.991638237848241" calcext:value-type="float">
            <text:p>0.9916382378</text:p>
          </table:table-cell>
          <table:table-cell table:number-columns-repeated="3"/>
          <table:table-cell office:value-type="float" office:value="0.0955248537828373" calcext:value-type="float">
            <text:p>0.0955248538</text:p>
          </table:table-cell>
          <table:table-cell office:value-type="float" office:value="0.975263463750088" calcext:value-type="float">
            <text:p>0.9752634638</text:p>
          </table:table-cell>
          <table:table-cell/>
          <table:table-cell office:value-type="float" office:value="0.131518340513574" calcext:value-type="float">
            <text:p>0.1315183405</text:p>
          </table:table-cell>
          <table:table-cell office:value-type="float" office:value="0.878848793860164" calcext:value-type="float">
            <text:p>0.8788487939</text:p>
          </table:table-cell>
          <table:table-cell/>
          <table:table-cell office:value-type="float" office:value="0.0505329953694166" calcext:value-type="float">
            <text:p>0.0505329954</text:p>
          </table:table-cell>
          <table:table-cell office:value-type="float" office:value="0.852125162531978" calcext:value-type="float">
            <text:p>0.8521251625</text:p>
          </table:table-cell>
          <table:table-cell/>
          <table:table-cell office:value-type="float" office:value="0.0115400514111187" calcext:value-type="float">
            <text:p>0.0115400514</text:p>
          </table:table-cell>
          <table:table-cell office:value-type="float" office:value="0.944085893867205" calcext:value-type="float">
            <text:p>0.9440858939</text:p>
          </table:table-cell>
          <table:table-cell/>
        </table:table-row>
        <table:table-row table:style-name="ro1">
          <table:table-cell office:value-type="float" office:value="0.170511284471872" calcext:value-type="float">
            <text:p>0.1705112845</text:p>
          </table:table-cell>
          <table:table-cell office:value-type="float" office:value="0.992948219776093" calcext:value-type="float">
            <text:p>0.9929482198</text:p>
          </table:table-cell>
          <table:table-cell table:number-columns-repeated="3"/>
          <table:table-cell office:value-type="float" office:value="0.128518883286012" calcext:value-type="float">
            <text:p>0.1285188833</text:p>
          </table:table-cell>
          <table:table-cell office:value-type="float" office:value="0.96177064989321" calcext:value-type="float">
            <text:p>0.9617706499</text:p>
          </table:table-cell>
          <table:table-cell/>
          <table:table-cell office:value-type="float" office:value="0.164940863906401" calcext:value-type="float">
            <text:p>0.1649408639</text:p>
          </table:table-cell>
          <table:table-cell office:value-type="float" office:value="0.835282537745307" calcext:value-type="float">
            <text:p>0.8352825377</text:p>
          </table:table-cell>
          <table:table-cell/>
          <table:table-cell office:value-type="float" office:value="0.0655302815072235" calcext:value-type="float">
            <text:p>0.0655302815</text:p>
          </table:table-cell>
          <table:table-cell office:value-type="float" office:value="0.785316084211515" calcext:value-type="float">
            <text:p>0.7853160842</text:p>
          </table:table-cell>
          <table:table-cell/>
          <table:table-cell office:value-type="float" office:value="0.0278551532033426" calcext:value-type="float">
            <text:p>0.0278551532</text:p>
          </table:table-cell>
          <table:table-cell office:value-type="float" office:value="0.846715328467153" calcext:value-type="float">
            <text:p>0.8467153285</text:p>
          </table:table-cell>
          <table:table-cell/>
        </table:table-row>
        <table:table-row table:style-name="ro1">
          <table:table-cell office:value-type="float" office:value="0.206504771202608" calcext:value-type="float">
            <text:p>0.2065047712</text:p>
          </table:table-cell>
          <table:table-cell office:value-type="float" office:value="0.986398310136832" calcext:value-type="float">
            <text:p>0.9863983101</text:p>
          </table:table-cell>
          <table:table-cell table:number-columns-repeated="3"/>
          <table:table-cell office:value-type="float" office:value="0.134517797741135" calcext:value-type="float">
            <text:p>0.1345177977</text:p>
          </table:table-cell>
          <table:table-cell office:value-type="float" office:value="0.944478888445561" calcext:value-type="float">
            <text:p>0.9444788884</text:p>
          </table:table-cell>
          <table:table-cell/>
          <table:table-cell office:value-type="float" office:value="0.191507485064801" calcext:value-type="float">
            <text:p>0.1915074851</text:p>
          </table:table-cell>
          <table:table-cell office:value-type="float" office:value="0.814135686624264" calcext:value-type="float">
            <text:p>0.8141356866</text:p>
          </table:table-cell>
          <table:table-cell/>
          <table:table-cell office:value-type="float" office:value="0.0835270248725917" calcext:value-type="float">
            <text:p>0.0835270249</text:p>
          </table:table-cell>
          <table:table-cell office:value-type="float" office:value="0.721454465228718" calcext:value-type="float">
            <text:p>0.7214544652</text:p>
          </table:table-cell>
          <table:table-cell/>
          <table:table-cell office:value-type="float" office:value="0.0355357092316098" calcext:value-type="float">
            <text:p>0.0355357092</text:p>
          </table:table-cell>
          <table:table-cell office:value-type="float" office:value="0.801035867345741" calcext:value-type="float">
            <text:p>0.8010358673</text:p>
          </table:table-cell>
          <table:table-cell/>
        </table:table-row>
        <table:table-row table:style-name="ro1">
          <table:table-cell office:value-type="float" office:value="0.244640727381603" calcext:value-type="float">
            <text:p>0.2446407274</text:p>
          </table:table-cell>
          <table:table-cell office:value-type="float" office:value="0.97956769008446" calcext:value-type="float">
            <text:p>0.9795676901</text:p>
          </table:table-cell>
          <table:table-cell table:number-columns-repeated="3"/>
          <table:table-cell office:value-type="float" office:value="0.170511284471872" calcext:value-type="float">
            <text:p>0.1705112845</text:p>
          </table:table-cell>
          <table:table-cell office:value-type="float" office:value="0.957578707724083" calcext:value-type="float">
            <text:p>0.9575787077</text:p>
          </table:table-cell>
          <table:table-cell/>
          <table:table-cell office:value-type="float" office:value="0.218502600112854" calcext:value-type="float">
            <text:p>0.2185026001</text:p>
          </table:table-cell>
          <table:table-cell office:value-type="float" office:value="0.767631328185509" calcext:value-type="float">
            <text:p>0.7676313282</text:p>
          </table:table-cell>
          <table:table-cell/>
          <table:table-cell office:value-type="float" office:value="0.0975244919345448" calcext:value-type="float">
            <text:p>0.0975244919</text:p>
          </table:table-cell>
          <table:table-cell office:value-type="float" office:value="0.658247837209848" calcext:value-type="float">
            <text:p>0.6582478372</text:p>
          </table:table-cell>
          <table:table-cell/>
          <table:table-cell office:value-type="float" office:value="0.0435342618384401" calcext:value-type="float">
            <text:p>0.0435342618</text:p>
          </table:table-cell>
          <table:table-cell office:value-type="float" office:value="0.751256554087357" calcext:value-type="float">
            <text:p>0.7512565541</text:p>
          </table:table-cell>
          <table:table-cell/>
        </table:table-row>
        <table:table-row table:style-name="ro1">
          <table:table-cell office:value-type="float" office:value="0.276349275215823" calcext:value-type="float">
            <text:p>0.2763492752</text:p>
          </table:table-cell>
          <table:table-cell office:value-type="float" office:value="0.97732200677957" calcext:value-type="float">
            <text:p>0.9773220068</text:p>
          </table:table-cell>
          <table:table-cell table:number-columns-repeated="3"/>
          <table:table-cell office:value-type="float" office:value="0.206504771202608" calcext:value-type="float">
            <text:p>0.2065047712</text:p>
          </table:table-cell>
          <table:table-cell office:value-type="float" office:value="0.945133879409487" calcext:value-type="float">
            <text:p>0.9451338794</text:p>
          </table:table-cell>
          <table:table-cell/>
          <table:table-cell office:value-type="float" office:value="0.25449608684359" calcext:value-type="float">
            <text:p>0.2544960868</text:p>
          </table:table-cell>
          <table:table-cell office:value-type="float" office:value="0.744051653484169" calcext:value-type="float">
            <text:p>0.7440516535</text:p>
          </table:table-cell>
          <table:table-cell/>
          <table:table-cell office:value-type="float" office:value="0.113521597148205" calcext:value-type="float">
            <text:p>0.1135215971</text:p>
          </table:table-cell>
          <table:table-cell office:value-type="float" office:value="0.62418830708569" calcext:value-type="float">
            <text:p>0.6241883071</text:p>
          </table:table-cell>
          <table:table-cell/>
          <table:table-cell office:value-type="float" office:value="0.053532452596978" calcext:value-type="float">
            <text:p>0.0535324526</text:p>
          </table:table-cell>
          <table:table-cell office:value-type="float" office:value="0.701477240828972" calcext:value-type="float">
            <text:p>0.7014772408</text:p>
          </table:table-cell>
          <table:table-cell/>
        </table:table-row>
        <table:table-row table:style-name="ro1">
          <table:table-cell office:value-type="float" office:value="0.314485231394818" calcext:value-type="float">
            <text:p>0.3144852314</text:p>
          </table:table-cell>
          <table:table-cell office:value-type="float" office:value="0.970023536038679" calcext:value-type="float">
            <text:p>0.970023536</text:p>
          </table:table-cell>
          <table:table-cell table:number-columns-repeated="3"/>
          <table:table-cell office:value-type="float" office:value="0.242498257933345" calcext:value-type="float">
            <text:p>0.2424982579</text:p>
          </table:table-cell>
          <table:table-cell office:value-type="float" office:value="0.923300847278616" calcext:value-type="float">
            <text:p>0.9233008473</text:p>
          </table:table-cell>
          <table:table-cell/>
          <table:table-cell office:value-type="float" office:value="0.290489573574327" calcext:value-type="float">
            <text:p>0.2904895736</text:p>
          </table:table-cell>
          <table:table-cell office:value-type="float" office:value="0.708027150468233" calcext:value-type="float">
            <text:p>0.7080271505</text:p>
          </table:table-cell>
          <table:table-cell/>
          <table:table-cell office:value-type="float" office:value="0.125519426058451" calcext:value-type="float">
            <text:p>0.1255194261</text:p>
          </table:table-cell>
          <table:table-cell office:value-type="float" office:value="0.580958903466567" calcext:value-type="float">
            <text:p>0.5809589035</text:p>
          </table:table-cell>
          <table:table-cell/>
          <table:table-cell office:value-type="float" office:value="0.0625308242796621" calcext:value-type="float">
            <text:p>0.0625308243</text:p>
          </table:table-cell>
          <table:table-cell office:value-type="float" office:value="0.63597814443636" calcext:value-type="float">
            <text:p>0.6359781444</text:p>
          </table:table-cell>
          <table:table-cell/>
        </table:table-row>
        <table:table-row table:style-name="ro1">
          <table:table-cell office:value-type="float" office:value="0.350478718125554" calcext:value-type="float">
            <text:p>0.3504787181</text:p>
          </table:table-cell>
          <table:table-cell office:value-type="float" office:value="0.97356048724388" calcext:value-type="float">
            <text:p>0.9735604872</text:p>
          </table:table-cell>
          <table:table-cell table:number-columns-repeated="3"/>
          <table:table-cell office:value-type="float" office:value="0.278491744664081" calcext:value-type="float">
            <text:p>0.2784917447</text:p>
          </table:table-cell>
          <table:table-cell office:value-type="float" office:value="0.915659286032811" calcext:value-type="float">
            <text:p>0.915659286</text:p>
          </table:table-cell>
          <table:table-cell/>
          <table:table-cell office:value-type="float" office:value="0.329482517532625" calcext:value-type="float">
            <text:p>0.3294825175</text:p>
          </table:table-cell>
          <table:table-cell office:value-type="float" office:value="0.674229616729645" calcext:value-type="float">
            <text:p>0.6742296167</text:p>
          </table:table-cell>
          <table:table-cell/>
          <table:table-cell office:value-type="float" office:value="0.146515626651381" calcext:value-type="float">
            <text:p>0.1465156267</text:p>
          </table:table-cell>
          <table:table-cell office:value-type="float" office:value="0.522664707677142" calcext:value-type="float">
            <text:p>0.5226647077</text:p>
          </table:table-cell>
          <table:table-cell/>
          <table:table-cell office:value-type="float" office:value="0.0724233983286908" calcext:value-type="float">
            <text:p>0.0724233983</text:p>
          </table:table-cell>
          <table:table-cell office:value-type="float" office:value="0.569343065693431" calcext:value-type="float">
            <text:p>0.5693430657</text:p>
          </table:table-cell>
          <table:table-cell/>
        </table:table-row>
        <table:table-row table:style-name="ro1">
          <table:table-cell office:value-type="float" office:value="0.386472204856291" calcext:value-type="float">
            <text:p>0.3864722049</text:p>
          </table:table-cell>
          <table:table-cell office:value-type="float" office:value="0.970023536038679" calcext:value-type="float">
            <text:p>0.970023536</text:p>
          </table:table-cell>
          <table:table-cell table:number-columns-repeated="3"/>
          <table:table-cell office:value-type="float" office:value="0.314485231394818" calcext:value-type="float">
            <text:p>0.3144852314</text:p>
          </table:table-cell>
          <table:table-cell office:value-type="float" office:value="0.887101680005633" calcext:value-type="float">
            <text:p>0.88710168</text:p>
          </table:table-cell>
          <table:table-cell/>
          <table:table-cell office:value-type="float" office:value="0.364619016484058" calcext:value-type="float">
            <text:p>0.3646190165</text:p>
          </table:table-cell>
          <table:table-cell office:value-type="float" office:value="0.648890823439475" calcext:value-type="float">
            <text:p>0.6488908234</text:p>
          </table:table-cell>
          <table:table-cell/>
          <table:table-cell office:value-type="float" office:value="0.170511284471872" calcext:value-type="float">
            <text:p>0.1705112845</text:p>
          </table:table-cell>
          <table:table-cell office:value-type="float" office:value="0.464370511887718" calcext:value-type="float">
            <text:p>0.4643705119</text:p>
          </table:table-cell>
          <table:table-cell/>
          <table:table-cell office:value-type="float" office:value="0.0855266630242993" calcext:value-type="float">
            <text:p>0.085526663</text:p>
          </table:table-cell>
          <table:table-cell office:value-type="float" office:value="0.533799554063886" calcext:value-type="float">
            <text:p>0.5337995541</text:p>
          </table:table-cell>
          <table:table-cell/>
        </table:table-row>
        <table:table-row table:style-name="ro1">
          <table:table-cell office:value-type="float" office:value="0.422465691587027" calcext:value-type="float">
            <text:p>0.4224656916</text:p>
          </table:table-cell>
          <table:table-cell office:value-type="float" office:value="0.975918454714014" calcext:value-type="float">
            <text:p>0.9759184547</text:p>
          </table:table-cell>
          <table:table-cell table:number-columns-repeated="3"/>
          <table:table-cell office:value-type="float" office:value="0.350478718125554" calcext:value-type="float">
            <text:p>0.3504787181</text:p>
          </table:table-cell>
          <table:table-cell office:value-type="float" office:value="0.878543131410332" calcext:value-type="float">
            <text:p>0.8785431314</text:p>
          </table:table-cell>
          <table:table-cell/>
          <table:table-cell office:value-type="float" office:value="0.397470214690682" calcext:value-type="float">
            <text:p>0.3974702147</text:p>
          </table:table-cell>
          <table:table-cell office:value-type="float" office:value="0.62619694604173" calcext:value-type="float">
            <text:p>0.626196946</text:p>
          </table:table-cell>
          <table:table-cell/>
          <table:table-cell office:value-type="float" office:value="0.194506942292363" calcext:value-type="float">
            <text:p>0.1945069423</text:p>
          </table:table-cell>
          <table:table-cell office:value-type="float" office:value="0.411316243809702" calcext:value-type="float">
            <text:p>0.4113162438</text:p>
          </table:table-cell>
          <table:table-cell/>
          <table:table-cell office:value-type="float" office:value="0.0955248537828373" calcext:value-type="float">
            <text:p>0.0955248538</text:p>
          </table:table-cell>
          <table:table-cell office:value-type="float" office:value="0.478583815804915" calcext:value-type="float">
            <text:p>0.4785838158</text:p>
          </table:table-cell>
          <table:table-cell/>
        </table:table-row>
        <table:table-row table:style-name="ro1">
          <table:table-cell office:value-type="float" office:value="0.458459178317764" calcext:value-type="float">
            <text:p>0.4584591783</text:p>
          </table:table-cell>
          <table:table-cell office:value-type="float" office:value="0.970678527002605" calcext:value-type="float">
            <text:p>0.970678527</text:p>
          </table:table-cell>
          <table:table-cell table:number-columns-repeated="3"/>
          <table:table-cell office:value-type="float" office:value="0.386472204856291" calcext:value-type="float">
            <text:p>0.3864722049</text:p>
          </table:table-cell>
          <table:table-cell office:value-type="float" office:value="0.869154927594057" calcext:value-type="float">
            <text:p>0.8691549276</text:p>
          </table:table-cell>
          <table:table-cell/>
          <table:table-cell office:value-type="float" office:value="0.431464063269711" calcext:value-type="float">
            <text:p>0.4314640633</text:p>
          </table:table-cell>
          <table:table-cell office:value-type="float" office:value="0.605324567324618" calcext:value-type="float">
            <text:p>0.6053245673</text:p>
          </table:table-cell>
          <table:table-cell/>
          <table:table-cell office:value-type="float" office:value="0.230500429023099" calcext:value-type="float">
            <text:p>0.230500429</text:p>
          </table:table-cell>
          <table:table-cell office:value-type="float" office:value="0.373654263383951" calcext:value-type="float">
            <text:p>0.3736542634</text:p>
          </table:table-cell>
          <table:table-cell/>
          <table:table-cell office:value-type="float" office:value="0.110522139920644" calcext:value-type="float">
            <text:p>0.1105221399</text:p>
          </table:table-cell>
          <table:table-cell office:value-type="float" office:value="0.437515882366747" calcext:value-type="float">
            <text:p>0.4375158824</text:p>
          </table:table-cell>
          <table:table-cell/>
        </table:table-row>
        <table:table-row table:style-name="ro1">
          <table:table-cell office:value-type="float" office:value="0.496595134496758" calcext:value-type="float">
            <text:p>0.4965951345</text:p>
          </table:table-cell>
          <table:table-cell office:value-type="float" office:value="0.962725065297788" calcext:value-type="float">
            <text:p>0.9627250653</text:p>
          </table:table-cell>
          <table:table-cell table:number-columns-repeated="3"/>
          <table:table-cell office:value-type="float" office:value="0.422465691587027" calcext:value-type="float">
            <text:p>0.4224656916</text:p>
          </table:table-cell>
          <table:table-cell office:value-type="float" office:value="0.859330063135166" calcext:value-type="float">
            <text:p>0.8593300631</text:p>
          </table:table-cell>
          <table:table-cell/>
          <table:table-cell office:value-type="float" office:value="0.458459178317764" calcext:value-type="float">
            <text:p>0.4584591783</text:p>
          </table:table-cell>
          <table:table-cell office:value-type="float" office:value="0.582705546037036" calcext:value-type="float">
            <text:p>0.582705546</text:p>
          </table:table-cell>
          <table:table-cell/>
          <table:table-cell office:value-type="float" office:value="0.245497715160906" calcext:value-type="float">
            <text:p>0.2454977152</text:p>
          </table:table-cell>
          <table:table-cell office:value-type="float" office:value="0.326494913981271" calcext:value-type="float">
            <text:p>0.326494914</text:p>
          </table:table-cell>
          <table:table-cell/>
          <table:table-cell office:value-type="float" office:value="0.13051852143772" calcext:value-type="float">
            <text:p>0.1305185214</text:p>
          </table:table-cell>
          <table:table-cell office:value-type="float" office:value="0.362191921515244" calcext:value-type="float">
            <text:p>0.3621919215</text:p>
          </table:table-cell>
          <table:table-cell/>
        </table:table-row>
        <table:table-row table:style-name="ro1">
          <table:table-cell office:value-type="float" office:value="0.530446151779237" calcext:value-type="float">
            <text:p>0.5304461518</text:p>
          </table:table-cell>
          <table:table-cell office:value-type="float" office:value="0.955679233928697" calcext:value-type="float">
            <text:p>0.9556792339</text:p>
          </table:table-cell>
          <table:table-cell table:number-columns-repeated="3"/>
          <table:table-cell office:value-type="float" office:value="0.458459178317764" calcext:value-type="float">
            <text:p>0.4584591783</text:p>
          </table:table-cell>
          <table:table-cell office:value-type="float" office:value="0.839680334217382" calcext:value-type="float">
            <text:p>0.8396803342</text:p>
          </table:table-cell>
          <table:table-cell/>
          <table:table-cell office:value-type="float" office:value="0.4944526650485" calcext:value-type="float">
            <text:p>0.494452665</text:p>
          </table:table-cell>
          <table:table-cell office:value-type="float" office:value="0.571789029971601" calcext:value-type="float">
            <text:p>0.57178903</text:p>
          </table:table-cell>
          <table:table-cell/>
          <table:table-cell office:value-type="float" office:value="0.272492830208958" calcext:value-type="float">
            <text:p>0.2724928302</text:p>
          </table:table-cell>
          <table:table-cell office:value-type="float" office:value="0.291321899218438" calcext:value-type="float">
            <text:p>0.2913218992</text:p>
          </table:table-cell>
          <table:table-cell/>
          <table:table-cell office:value-type="float" office:value="0.164512370016749" calcext:value-type="float">
            <text:p>0.16451237</text:p>
          </table:table-cell>
          <table:table-cell office:value-type="float" office:value="0.296037834158706" calcext:value-type="float">
            <text:p>0.2960378342</text:p>
          </table:table-cell>
          <table:table-cell/>
        </table:table-row>
        <table:table-row table:style-name="ro1">
          <table:table-cell office:value-type="float" office:value="0.566439638509973" calcext:value-type="float">
            <text:p>0.5664396385</text:p>
          </table:table-cell>
          <table:table-cell office:value-type="float" office:value="0.953648761940526" calcext:value-type="float">
            <text:p>0.9536487619</text:p>
          </table:table-cell>
          <table:table-cell table:number-columns-repeated="3"/>
          <table:table-cell office:value-type="float" office:value="0.4944526650485" calcext:value-type="float">
            <text:p>0.494452665</text:p>
          </table:table-cell>
          <table:table-cell office:value-type="float" office:value="0.822650569155303" calcext:value-type="float">
            <text:p>0.8226505692</text:p>
          </table:table-cell>
          <table:table-cell/>
          <table:table-cell office:value-type="float" office:value="0.53644506623436" calcext:value-type="float">
            <text:p>0.5364450662</text:p>
          </table:table-cell>
          <table:table-cell office:value-type="float" office:value="0.546244382378482" calcext:value-type="float">
            <text:p>0.5462443824</text:p>
          </table:table-cell>
          <table:table-cell/>
          <table:table-cell office:value-type="float" office:value="0.299487945257011" calcext:value-type="float">
            <text:p>0.2994879453</text:p>
          </table:table-cell>
          <table:table-cell office:value-type="float" office:value="0.293548868495787" calcext:value-type="float">
            <text:p>0.2935488685</text:p>
          </table:table-cell>
          <table:table-cell/>
          <table:table-cell office:value-type="float" office:value="0.191507485064801" calcext:value-type="float">
            <text:p>0.1915074851</text:p>
          </table:table-cell>
          <table:table-cell office:value-type="float" office:value="0.246913511864248" calcext:value-type="float">
            <text:p>0.2469135119</text:p>
          </table:table-cell>
          <table:table-cell/>
        </table:table-row>
        <table:table-row table:style-name="ro1">
          <table:table-cell office:value-type="float" office:value="0.60243312524071" calcext:value-type="float">
            <text:p>0.6024331252</text:p>
          </table:table-cell>
          <table:table-cell office:value-type="float" office:value="0.955613734832305" calcext:value-type="float">
            <text:p>0.9556137348</text:p>
          </table:table-cell>
          <table:table-cell table:number-columns-repeated="3"/>
          <table:table-cell office:value-type="float" office:value="0.530446151779237" calcext:value-type="float">
            <text:p>0.5304461518</text:p>
          </table:table-cell>
          <table:table-cell office:value-type="float" office:value="0.80627579505715" calcext:value-type="float">
            <text:p>0.8062757951</text:p>
          </table:table-cell>
          <table:table-cell/>
          <table:table-cell office:value-type="float" office:value="0.588292826882206" calcext:value-type="float">
            <text:p>0.5882928269</text:p>
          </table:table-cell>
          <table:table-cell office:value-type="float" office:value="0.513026983493658" calcext:value-type="float">
            <text:p>0.5130269835</text:p>
          </table:table-cell>
          <table:table-cell/>
          <table:table-cell office:value-type="float" office:value="0.325197578636108" calcext:value-type="float">
            <text:p>0.3251975786</text:p>
          </table:table-cell>
          <table:table-cell office:value-type="float" office:value="0.230969160399532" calcext:value-type="float">
            <text:p>0.2309691604</text:p>
          </table:table-cell>
          <table:table-cell/>
          <table:table-cell office:value-type="float" office:value="0.206128133704735" calcext:value-type="float">
            <text:p>0.2061281337</text:p>
          </table:table-cell>
          <table:table-cell office:value-type="float" office:value="0.215328467153285" calcext:value-type="float">
            <text:p>0.2153284672</text:p>
          </table:table-cell>
          <table:table-cell/>
        </table:table-row>
        <table:table-row table:style-name="ro1">
          <table:table-cell office:value-type="float" office:value="0.640676204892117" calcext:value-type="float">
            <text:p>0.6406762049</text:p>
          </table:table-cell>
          <table:table-cell office:value-type="float" office:value="0.942906910132138" calcext:value-type="float">
            <text:p>0.9429069101</text:p>
          </table:table-cell>
          <table:table-cell table:number-columns-repeated="3"/>
          <table:table-cell office:value-type="float" office:value="0.566439638509973" calcext:value-type="float">
            <text:p>0.5664396385</text:p>
          </table:table-cell>
          <table:table-cell office:value-type="float" office:value="0.804965813129298" calcext:value-type="float">
            <text:p>0.8049658131</text:p>
          </table:table-cell>
          <table:table-cell/>
          <table:table-cell office:value-type="float" office:value="0.644425526426569" calcext:value-type="float">
            <text:p>0.6444255264</text:p>
          </table:table-cell>
          <table:table-cell office:value-type="float" office:value="0.47747033116624" calcext:value-type="float">
            <text:p>0.4774703312</text:p>
          </table:table-cell>
          <table:table-cell/>
          <table:table-cell office:value-type="float" office:value="0.3494788990497" calcext:value-type="float">
            <text:p>0.349478899</text:p>
          </table:table-cell>
          <table:table-cell office:value-type="float" office:value="0.242983566080691" calcext:value-type="float">
            <text:p>0.2429835661</text:p>
          </table:table-cell>
          <table:table-cell/>
          <table:table-cell office:value-type="float" office:value="0.224501514567976" calcext:value-type="float">
            <text:p>0.2245015146</text:p>
          </table:table-cell>
          <table:table-cell office:value-type="float" office:value="0.185999352219119" calcext:value-type="float">
            <text:p>0.1859993522</text:p>
          </table:table-cell>
          <table:table-cell/>
        </table:table-row>
        <table:table-row table:style-name="ro1">
          <table:table-cell office:value-type="float" office:value="0.672277629253925" calcext:value-type="float">
            <text:p>0.6722776293</text:p>
          </table:table-cell>
          <table:table-cell office:value-type="float" office:value="0.942401631388538" calcext:value-type="float">
            <text:p>0.9424016314</text:p>
          </table:table-cell>
          <table:table-cell table:number-columns-repeated="3"/>
          <table:table-cell office:value-type="float" office:value="0.596434210785587" calcext:value-type="float">
            <text:p>0.5964342108</text:p>
          </table:table-cell>
          <table:table-cell office:value-type="float" office:value="0.784661093247588" calcext:value-type="float">
            <text:p>0.7846610932</text:p>
          </table:table-cell>
          <table:table-cell/>
          <table:table-cell office:value-type="float" office:value="0.698415756522674" calcext:value-type="float">
            <text:p>0.6984157565</text:p>
          </table:table-cell>
          <table:table-cell office:value-type="float" office:value="0.449960710681344" calcext:value-type="float">
            <text:p>0.4499607107</text:p>
          </table:table-cell>
          <table:table-cell/>
          <table:table-cell office:value-type="float" office:value="0.368475461490922" calcext:value-type="float">
            <text:p>0.3684754615</text:p>
          </table:table-cell>
          <table:table-cell office:value-type="float" office:value="0.208924035956533" calcext:value-type="float">
            <text:p>0.208924036</text:p>
          </table:table-cell>
          <table:table-cell/>
          <table:table-cell office:value-type="float" office:value="0.259895109853201" calcext:value-type="float">
            <text:p>0.2598951099</text:p>
          </table:table-cell>
          <table:table-cell office:value-type="float" office:value="0.164384650409557" calcext:value-type="float">
            <text:p>0.1643846504</text:p>
          </table:table-cell>
          <table:table-cell/>
        </table:table-row>
        <table:table-row table:style-name="ro1">
          <table:table-cell office:value-type="float" office:value="0.710413585432919" calcext:value-type="float">
            <text:p>0.7104135854</text:p>
          </table:table-cell>
          <table:table-cell office:value-type="float" office:value="0.933396441335931" calcext:value-type="float">
            <text:p>0.9333964413</text:p>
          </table:table-cell>
          <table:table-cell table:number-columns-repeated="3"/>
          <table:table-cell office:value-type="float" office:value="0.632427697516323" calcext:value-type="float">
            <text:p>0.6324276975</text:p>
          </table:table-cell>
          <table:table-cell office:value-type="float" office:value="0.774181237824771" calcext:value-type="float">
            <text:p>0.7741812378</text:p>
          </table:table-cell>
          <table:table-cell/>
          <table:table-cell office:value-type="float" office:value="0.746407072163656" calcext:value-type="float">
            <text:p>0.7464070722</text:p>
          </table:table-cell>
          <table:table-cell office:value-type="float" office:value="0.447995737789565" calcext:value-type="float">
            <text:p>0.4479957378</text:p>
          </table:table-cell>
          <table:table-cell/>
          <table:table-cell office:value-type="float" office:value="0.392471119311413" calcext:value-type="float">
            <text:p>0.3924711193</text:p>
          </table:table-cell>
          <table:table-cell office:value-type="float" office:value="0.183379388363415" calcext:value-type="float">
            <text:p>0.1833793884</text:p>
          </table:table-cell>
          <table:table-cell/>
          <table:table-cell office:value-type="float" office:value="0.279777226333036" calcext:value-type="float">
            <text:p>0.2797772263</text:p>
          </table:table-cell>
          <table:table-cell office:value-type="float" office:value="0.136313609098438" calcext:value-type="float">
            <text:p>0.1363136091</text:p>
          </table:table-cell>
          <table:table-cell/>
        </table:table-row>
        <table:table-row table:style-name="ro1">
          <table:table-cell office:value-type="float" office:value="0.749406529391217" calcext:value-type="float">
            <text:p>0.7494065294</text:p>
          </table:table-cell>
          <table:table-cell office:value-type="float" office:value="0.932034060130964" calcext:value-type="float">
            <text:p>0.9320340601</text:p>
          </table:table-cell>
          <table:table-cell table:number-columns-repeated="3"/>
          <table:table-cell office:value-type="float" office:value="0.66842118424706" calcext:value-type="float">
            <text:p>0.6684211842</text:p>
          </table:table-cell>
          <table:table-cell office:value-type="float" office:value="0.768504649470744" calcext:value-type="float">
            <text:p>0.7685046495</text:p>
          </table:table-cell>
          <table:table-cell/>
          <table:table-cell office:value-type="float" office:value="0.784200233230929" calcext:value-type="float">
            <text:p>0.7842002332</text:p>
          </table:table-cell>
          <table:table-cell office:value-type="float" office:value="0.422975082967588" calcext:value-type="float">
            <text:p>0.422975083</text:p>
          </table:table-cell>
          <table:table-cell/>
          <table:table-cell office:value-type="float" office:value="0.403469129145805" calcext:value-type="float">
            <text:p>0.4034691291</text:p>
          </table:table-cell>
          <table:table-cell office:value-type="float" office:value="0.218093909451499" calcext:value-type="float">
            <text:p>0.2180939095</text:p>
          </table:table-cell>
          <table:table-cell/>
          <table:table-cell office:value-type="float" office:value="0.316151596521241" calcext:value-type="float">
            <text:p>0.3161515965</text:p>
          </table:table-cell>
          <table:table-cell office:value-type="float" office:value="0.118360618677682" calcext:value-type="float">
            <text:p>0.1183606187</text:p>
          </table:table-cell>
          <table:table-cell/>
        </table:table-row>
        <table:table-row table:style-name="ro1">
          <table:table-cell office:value-type="float" office:value="0.781115077225437" calcext:value-type="float">
            <text:p>0.7811150772</text:p>
          </table:table-cell>
          <table:table-cell office:value-type="float" office:value="0.925446722436622" calcext:value-type="float">
            <text:p>0.9254467224</text:p>
          </table:table-cell>
          <table:table-cell table:number-columns-repeated="3"/>
          <table:table-cell office:value-type="float" office:value="0.704414670977797" calcext:value-type="float">
            <text:p>0.704414671</text:p>
          </table:table-cell>
          <table:table-cell office:value-type="float" office:value="0.751256554087357" calcext:value-type="float">
            <text:p>0.7512565541</text:p>
          </table:table-cell>
          <table:table-cell/>
          <table:table-cell office:value-type="float" office:value="0.818394045625129" calcext:value-type="float">
            <text:p>0.8183940456</text:p>
          </table:table-cell>
          <table:table-cell office:value-type="float" office:value="0.394286478747624" calcext:value-type="float">
            <text:p>0.3942864787</text:p>
          </table:table-cell>
          <table:table-cell/>
          <table:table-cell office:value-type="float" office:value="0.426964877428369" calcext:value-type="float">
            <text:p>0.4269648774</text:p>
          </table:table-cell>
          <table:table-cell office:value-type="float" office:value="0.162910920740723" calcext:value-type="float">
            <text:p>0.1629109207</text:p>
          </table:table-cell>
          <table:table-cell/>
          <table:table-cell office:value-type="float" office:value="0.347479260897993" calcext:value-type="float">
            <text:p>0.3474792609</text:p>
          </table:table-cell>
          <table:table-cell office:value-type="float" office:value="0.118011290163588" calcext:value-type="float">
            <text:p>0.1180112902</text:p>
          </table:table-cell>
          <table:table-cell/>
        </table:table-row>
        <table:table-row table:style-name="ro1">
          <table:table-cell office:value-type="float" office:value="0.817030655976237" calcext:value-type="float">
            <text:p>0.817030656</text:p>
          </table:table-cell>
          <table:table-cell office:value-type="float" office:value="0.924221804270318" calcext:value-type="float">
            <text:p>0.9242218043</text:p>
          </table:table-cell>
          <table:table-cell table:number-columns-repeated="3"/>
          <table:table-cell office:value-type="float" office:value="0.740408157708533" calcext:value-type="float">
            <text:p>0.7404081577</text:p>
          </table:table-cell>
          <table:table-cell office:value-type="float" office:value="0.738156734808834" calcext:value-type="float">
            <text:p>0.7381567348</text:p>
          </table:table-cell>
          <table:table-cell/>
          <table:table-cell office:value-type="float" office:value="0.839390246218058" calcext:value-type="float">
            <text:p>0.8393902462</text:p>
          </table:table-cell>
          <table:table-cell office:value-type="float" office:value="0.370051813082357" calcext:value-type="float">
            <text:p>0.3700518131</text:p>
          </table:table-cell>
          <table:table-cell/>
          <table:table-cell office:value-type="float" office:value="0.44946080663508" calcext:value-type="float">
            <text:p>0.4494608066</text:p>
          </table:table-cell>
          <table:table-cell office:value-type="float" office:value="0.139494993780365" calcext:value-type="float">
            <text:p>0.1394949938</text:p>
          </table:table-cell>
          <table:table-cell/>
          <table:table-cell office:value-type="float" office:value="0.377473833173607" calcext:value-type="float">
            <text:p>0.3774738332</text:p>
          </table:table-cell>
          <table:table-cell office:value-type="float" office:value="0.0905890018072149" calcext:value-type="float">
            <text:p>0.0905890018</text:p>
          </table:table-cell>
          <table:table-cell/>
        </table:table-row>
        <table:table-row table:style-name="ro1">
          <table:table-cell office:value-type="float" office:value="0.857386989583427" calcext:value-type="float">
            <text:p>0.8573869896</text:p>
          </table:table-cell>
          <table:table-cell office:value-type="float" office:value="0.922864186635999" calcext:value-type="float">
            <text:p>0.9228641866</text:p>
          </table:table-cell>
          <table:table-cell table:number-columns-repeated="3"/>
          <table:table-cell office:value-type="float" office:value="0.774259174991011" calcext:value-type="float">
            <text:p>0.774259175</text:p>
          </table:table-cell>
          <table:table-cell office:value-type="float" office:value="0.740963838939946" calcext:value-type="float">
            <text:p>0.7409638389</text:p>
          </table:table-cell>
          <table:table-cell/>
          <table:table-cell office:value-type="float" office:value="0.857386989583427" calcext:value-type="float">
            <text:p>0.8573869896</text:p>
          </table:table-cell>
          <table:table-cell office:value-type="float" office:value="0.385444100734621" calcext:value-type="float">
            <text:p>0.3854441007</text:p>
          </table:table-cell>
          <table:table-cell/>
          <table:table-cell office:value-type="float" office:value="0.480312366689997" calcext:value-type="float">
            <text:p>0.4803123667</text:p>
          </table:table-cell>
          <table:table-cell office:value-type="float" office:value="0.141590964864928" calcext:value-type="float">
            <text:p>0.1415909649</text:p>
          </table:table-cell>
          <table:table-cell/>
          <table:table-cell office:value-type="float" office:value="0.411067754122294" calcext:value-type="float">
            <text:p>0.4110677541</text:p>
          </table:table-cell>
          <table:table-cell office:value-type="float" office:value="0.094431615462248" calcext:value-type="float">
            <text:p>0.0944316155</text:p>
          </table:table-cell>
          <table:table-cell/>
        </table:table-row>
        <table:table-row table:style-name="ro1">
          <table:table-cell office:value-type="float" office:value="0.888238549638344" calcext:value-type="float">
            <text:p>0.8882385496</text:p>
          </table:table-cell>
          <table:table-cell office:value-type="float" office:value="0.920843071661598" calcext:value-type="float">
            <text:p>0.9208430717</text:p>
          </table:table-cell>
          <table:table-cell table:number-columns-repeated="3"/>
          <table:table-cell office:value-type="float" office:value="0.812395131170006" calcext:value-type="float">
            <text:p>0.8123951312</text:p>
          </table:table-cell>
          <table:table-cell office:value-type="float" office:value="0.72374693360246" calcext:value-type="float">
            <text:p>0.7237469336</text:p>
          </table:table-cell>
          <table:table-cell/>
          <table:table-cell office:value-type="float" office:value="0.892180693423139" calcext:value-type="float">
            <text:p>0.8921806934</text:p>
          </table:table-cell>
          <table:table-cell office:value-type="float" office:value="0.371099798624639" calcext:value-type="float">
            <text:p>0.3710997986</text:p>
          </table:table-cell>
          <table:table-cell/>
          <table:table-cell office:value-type="float" office:value="0.486654076256841" calcext:value-type="float">
            <text:p>0.4866540763</text:p>
          </table:table-cell>
          <table:table-cell office:value-type="float" office:value="0.108579420283052" calcext:value-type="float">
            <text:p>0.1085794203</text:p>
          </table:table-cell>
          <table:table-cell/>
          <table:table-cell office:value-type="float" office:value="0.422465691587027" calcext:value-type="float">
            <text:p>0.4224656916</text:p>
          </table:table-cell>
          <table:table-cell office:value-type="float" office:value="0.0530361865421176" calcext:value-type="float">
            <text:p>0.0530361865</text:p>
          </table:table-cell>
          <table:table-cell/>
        </table:table-row>
        <table:table-row table:style-name="ro1">
          <table:table-cell office:value-type="float" office:value="0.926374505817338" calcext:value-type="float">
            <text:p>0.9263745058</text:p>
          </table:table-cell>
          <table:table-cell office:value-type="float" office:value="0.928497108925763" calcext:value-type="float">
            <text:p>0.9284971089</text:p>
          </table:table-cell>
          <table:table-cell table:number-columns-repeated="3"/>
          <table:table-cell office:value-type="float" office:value="0.848388617900743" calcext:value-type="float">
            <text:p>0.8483886179</text:p>
          </table:table-cell>
          <table:table-cell office:value-type="float" office:value="0.717197023963198" calcext:value-type="float">
            <text:p>0.717197024</text:p>
          </table:table-cell>
          <table:table-cell/>
          <table:table-cell office:value-type="float" office:value="0.92423203636908" calcext:value-type="float">
            <text:p>0.9242320364</text:p>
          </table:table-cell>
          <table:table-cell office:value-type="float" office:value="0.34403931480072" calcext:value-type="float">
            <text:p>0.3440393148</text:p>
          </table:table-cell>
          <table:table-cell/>
          <table:table-cell office:value-type="float" office:value="0.524447237324114" calcext:value-type="float">
            <text:p>0.5244472373</text:p>
          </table:table-cell>
          <table:table-cell office:value-type="float" office:value="0.111723376909897" calcext:value-type="float">
            <text:p>0.1117233769</text:p>
          </table:table-cell>
          <table:table-cell/>
          <table:table-cell office:value-type="float" office:value="0.448261023744055" calcext:value-type="float">
            <text:p>0.4482610237</text:p>
          </table:table-cell>
          <table:table-cell office:value-type="float" office:value="0.0936456263055367" calcext:value-type="float">
            <text:p>0.0936456263</text:p>
          </table:table-cell>
          <table:table-cell/>
        </table:table-row>
        <table:table-row table:style-name="ro1">
          <table:table-cell office:value-type="float" office:value="0.965367449775636" calcext:value-type="float">
            <text:p>0.9653674498</text:p>
          </table:table-cell>
          <table:table-cell office:value-type="float" office:value="0.911511009927946" calcext:value-type="float">
            <text:p>0.9115110099</text:p>
          </table:table-cell>
          <table:table-cell table:number-columns-repeated="3"/>
          <table:table-cell office:value-type="float" office:value="0.881382647403918" calcext:value-type="float">
            <text:p>0.8813826474</text:p>
          </table:table-cell>
          <table:table-cell office:value-type="float" office:value="0.707208411763325" calcext:value-type="float">
            <text:p>0.7072084118</text:p>
          </table:table-cell>
          <table:table-cell/>
          <table:table-cell office:value-type="float" office:value="0.962367992548075" calcext:value-type="float">
            <text:p>0.9623679925</text:p>
          </table:table-cell>
          <table:table-cell office:value-type="float" office:value="0.335992282958199" calcext:value-type="float">
            <text:p>0.335992283</text:p>
          </table:table-cell>
          <table:table-cell/>
          <table:table-cell office:value-type="float" office:value="0.55244217144802" calcext:value-type="float">
            <text:p>0.5524421714</text:p>
          </table:table-cell>
          <table:table-cell office:value-type="float" office:value="0.0923356443776846" calcext:value-type="float">
            <text:p>0.0923356444</text:p>
          </table:table-cell>
          <table:table-cell/>
          <table:table-cell office:value-type="float" office:value="0.470457007228009" calcext:value-type="float">
            <text:p>0.4704570072</text:p>
          </table:table-cell>
          <table:table-cell office:value-type="float" office:value="0.0628610510010093" calcext:value-type="float">
            <text:p>0.062861051</text:p>
          </table:table-cell>
          <table:table-cell/>
        </table:table-row>
        <table:table-row table:style-name="ro1">
          <table:table-cell office:value-type="float" office:value="0.99536202205125" calcext:value-type="float">
            <text:p>0.9953620221</text:p>
          </table:table-cell>
          <table:table-cell office:value-type="float" office:value="0.902231971272326" calcext:value-type="float">
            <text:p>0.9022319713</text:p>
          </table:table-cell>
          <table:table-cell table:number-columns-repeated="3"/>
          <table:table-cell office:value-type="float" office:value="0.920375591362216" calcext:value-type="float">
            <text:p>0.9203755914</text:p>
          </table:table-cell>
          <table:table-cell office:value-type="float" office:value="0.689097911610768" calcext:value-type="float">
            <text:p>0.6890979116</text:p>
          </table:table-cell>
          <table:table-cell/>
          <table:table-cell office:value-type="float" office:value="0.986363650368566" calcext:value-type="float">
            <text:p>0.9863636504</text:p>
          </table:table-cell>
          <table:table-cell office:value-type="float" office:value="0.303242734761894" calcext:value-type="float">
            <text:p>0.3032427348</text:p>
          </table:table-cell>
          <table:table-cell/>
          <table:table-cell office:value-type="float" office:value="0.582293912427083" calcext:value-type="float">
            <text:p>0.5822939124</text:p>
          </table:table-cell>
          <table:table-cell office:value-type="float" office:value="0.0818557889548666" calcext:value-type="float">
            <text:p>0.081855789</text:p>
          </table:table-cell>
          <table:table-cell/>
          <table:table-cell office:value-type="float" office:value="0.498309110055365" calcext:value-type="float">
            <text:p>0.4983091101</text:p>
          </table:table-cell>
          <table:table-cell office:value-type="float" office:value="0.0492933810339682" calcext:value-type="float">
            <text:p>0.049293381</text:p>
          </table:table-cell>
          <table:table-cell/>
        </table:table-row>
        <table:table-row table:style-name="ro1">
          <table:table-cell office:value-type="float" office:value="1.03202205483256" calcext:value-type="float">
            <text:p>1.0320220548</text:p>
          </table:table-cell>
          <table:table-cell office:value-type="float" office:value="0.908541717558148" calcext:value-type="float">
            <text:p>0.9085417176</text:p>
          </table:table-cell>
          <table:table-cell table:number-columns-repeated="3"/>
          <table:table-cell office:value-type="float" office:value="0.955083596423997" calcext:value-type="float">
            <text:p>0.9550835964</text:p>
          </table:table-cell>
          <table:table-cell office:value-type="float" office:value="0.684821756317708" calcext:value-type="float">
            <text:p>0.6848217563</text:p>
          </table:table-cell>
          <table:table-cell/>
          <table:table-cell office:value-type="float" office:value="1.00136093650637" calcext:value-type="float">
            <text:p>1.0013609365</text:p>
          </table:table-cell>
          <table:table-cell office:value-type="float" office:value="0.31896251789612" calcext:value-type="float">
            <text:p>0.3189625179</text:p>
          </table:table-cell>
          <table:table-cell/>
          <table:table-cell office:value-type="float" office:value="0.620429868606078" calcext:value-type="float">
            <text:p>0.6204298686</text:p>
          </table:table-cell>
          <table:table-cell office:value-type="float" office:value="0.0694109606402704" calcext:value-type="float">
            <text:p>0.0694109606</text:p>
          </table:table-cell>
          <table:table-cell/>
          <table:table-cell office:value-type="float" office:value="0.53644506623436" calcext:value-type="float">
            <text:p>0.5364450662</text:p>
          </table:table-cell>
          <table:table-cell office:value-type="float" office:value="0.0449142985894337" calcext:value-type="float">
            <text:p>0.0449142986</text:p>
          </table:table-cell>
          <table:table-cell/>
        </table:table-row>
        <table:table-row table:style-name="ro1">
          <table:table-cell office:value-type="float" office:value="1.07034845274028" calcext:value-type="float">
            <text:p>1.0703484527</text:p>
          </table:table-cell>
          <table:table-cell office:value-type="float" office:value="0.895354566151102" calcext:value-type="float">
            <text:p>0.8953545662</text:p>
          </table:table-cell>
          <table:table-cell table:number-columns-repeated="3"/>
          <table:table-cell office:value-type="float" office:value="0.992362564823689" calcext:value-type="float">
            <text:p>0.9923625648</text:p>
          </table:table-cell>
          <table:table-cell office:value-type="float" office:value="0.670037674560518" calcext:value-type="float">
            <text:p>0.6700376746</text:p>
          </table:table-cell>
          <table:table-cell/>
          <table:table-cell office:value-type="float" office:value="1.03435496600955" calcext:value-type="float">
            <text:p>1.034354966</text:p>
          </table:table-cell>
          <table:table-cell office:value-type="float" office:value="0.286540465181778" calcext:value-type="float">
            <text:p>0.2865404652</text:p>
          </table:table-cell>
          <table:table-cell/>
          <table:table-cell office:value-type="float" office:value="0.65513787366786" calcext:value-type="float">
            <text:p>0.6551378737</text:p>
          </table:table-cell>
          <table:table-cell office:value-type="float" office:value="0.0666974266468623" calcext:value-type="float">
            <text:p>0.0666974266</text:p>
          </table:table-cell>
          <table:table-cell/>
          <table:table-cell office:value-type="float" office:value="0.574238227301633" calcext:value-type="float">
            <text:p>0.5742382273</text:p>
          </table:table-cell>
          <table:table-cell office:value-type="float" office:value="0.0472722660595677" calcext:value-type="float">
            <text:p>0.0472722661</text:p>
          </table:table-cell>
          <table:table-cell/>
        </table:table-row>
        <table:table-row table:style-name="ro1">
          <table:table-cell office:value-type="float" office:value="1.10534212039517" calcext:value-type="float">
            <text:p>1.1053421204</text:p>
          </table:table-cell>
          <table:table-cell office:value-type="float" office:value="0.90007050109137" calcext:value-type="float">
            <text:p>0.9000705011</text:p>
          </table:table-cell>
          <table:table-cell table:number-columns-repeated="3"/>
          <table:table-cell office:value-type="float" office:value="1.02835605155443" calcext:value-type="float">
            <text:p>1.0283560516</text:p>
          </table:table-cell>
          <table:table-cell office:value-type="float" office:value="0.660049062360645" calcext:value-type="float">
            <text:p>0.6600490624</text:p>
          </table:table-cell>
          <table:table-cell/>
          <table:table-cell office:value-type="float" office:value="1.0688487241265" calcext:value-type="float">
            <text:p>1.0688487241</text:p>
          </table:table-cell>
          <table:table-cell office:value-type="float" office:value="0.276879348463867" calcext:value-type="float">
            <text:p>0.2768793485</text:p>
          </table:table-cell>
          <table:table-cell/>
          <table:table-cell office:value-type="float" office:value="0.692416842067551" calcext:value-type="float">
            <text:p>0.6924168421</text:p>
          </table:table-cell>
          <table:table-cell office:value-type="float" office:value="0.0546736639519328" calcext:value-type="float">
            <text:p>0.054673664</text:p>
          </table:table-cell>
          <table:table-cell/>
          <table:table-cell office:value-type="float" office:value="0.60243312524071" calcext:value-type="float">
            <text:p>0.6024331252</text:p>
          </table:table-cell>
          <table:table-cell office:value-type="float" office:value="0.0327314666604079" calcext:value-type="float">
            <text:p>0.0327314667</text:p>
          </table:table-cell>
          <table:table-cell/>
        </table:table-row>
        <table:table-row table:style-name="ro1">
          <table:table-cell office:value-type="float" office:value="1.14097203655287" calcext:value-type="float">
            <text:p>1.1409720366</text:p>
          </table:table-cell>
          <table:table-cell office:value-type="float" office:value="0.912003245561442" calcext:value-type="float">
            <text:p>0.9120032456</text:p>
          </table:table-cell>
          <table:table-cell table:number-columns-repeated="3"/>
          <table:table-cell office:value-type="float" office:value="1.06434953828516" calcext:value-type="float">
            <text:p>1.0643495383</text:p>
          </table:table-cell>
          <table:table-cell office:value-type="float" office:value="0.662832773957331" calcext:value-type="float">
            <text:p>0.662832774</text:p>
          </table:table-cell>
          <table:table-cell/>
          <table:table-cell office:value-type="float" office:value="1.10419947002276" calcext:value-type="float">
            <text:p>1.10419947</text:p>
          </table:table-cell>
          <table:table-cell office:value-type="float" office:value="0.266900093277765" calcext:value-type="float">
            <text:p>0.2669000933</text:p>
          </table:table-cell>
          <table:table-cell/>
          <table:table-cell office:value-type="float" office:value="0.730210003134824" calcext:value-type="float">
            <text:p>0.7302100031</text:p>
          </table:table-cell>
          <table:table-cell office:value-type="float" office:value="0.0413773473842325" calcext:value-type="float">
            <text:p>0.0413773474</text:p>
          </table:table-cell>
          <table:table-cell/>
          <table:table-cell office:value-type="float" office:value="0.644425526426569" calcext:value-type="float">
            <text:p>0.6444255264</text:p>
          </table:table-cell>
          <table:table-cell office:value-type="float" office:value="0.0255265660572208" calcext:value-type="float">
            <text:p>0.0255265661</text:p>
          </table:table-cell>
          <table:table-cell/>
        </table:table-row>
        <table:table-row table:style-name="ro1">
          <table:table-cell office:value-type="float" office:value="1.17875740682215" calcext:value-type="float">
            <text:p>1.1787574068</text:p>
          </table:table-cell>
          <table:table-cell office:value-type="float" office:value="0.895915986977324" calcext:value-type="float">
            <text:p>0.895915987</text:p>
          </table:table-cell>
          <table:table-cell table:number-columns-repeated="3"/>
          <table:table-cell office:value-type="float" office:value="1.087916702216" calcext:value-type="float">
            <text:p>1.0879167022</text:p>
          </table:table-cell>
          <table:table-cell office:value-type="float" office:value="0.632048198652803" calcext:value-type="float">
            <text:p>0.6320481987</text:p>
          </table:table-cell>
          <table:table-cell/>
          <table:table-cell office:value-type="float" office:value="1.14233542620176" calcext:value-type="float">
            <text:p>1.1423354262</text:p>
          </table:table-cell>
          <table:table-cell office:value-type="float" office:value="0.257830027929683" calcext:value-type="float">
            <text:p>0.2578300279</text:p>
          </table:table-cell>
          <table:table-cell/>
          <table:table-cell office:value-type="float" office:value="0.764832309418676" calcext:value-type="float">
            <text:p>0.7648323094</text:p>
          </table:table-cell>
          <table:table-cell office:value-type="float" office:value="0.0375035436832982" calcext:value-type="float">
            <text:p>0.0375035437</text:p>
          </table:table-cell>
          <table:table-cell/>
          <table:table-cell office:value-type="float" office:value="0.679133531488351" calcext:value-type="float">
            <text:p>0.6791335315</text:p>
          </table:table-cell>
          <table:table-cell office:value-type="float" office:value="0.0172923939392924" calcext:value-type="float">
            <text:p>0.0172923939</text:p>
          </table:table-cell>
          <table:table-cell/>
        </table:table-row>
        <table:table-row table:style-name="ro1">
          <table:table-cell office:value-type="float" office:value="1.20652381087157" calcext:value-type="float">
            <text:p>1.2065238109</text:p>
          </table:table-cell>
          <table:table-cell office:value-type="float" office:value="0.920506219165865" calcext:value-type="float">
            <text:p>0.9205062192</text:p>
          </table:table-cell>
          <table:table-cell table:number-columns-repeated="3"/>
          <table:table-cell office:value-type="float" office:value="1.10934139669858" calcext:value-type="float">
            <text:p>1.1093413967</text:p>
          </table:table-cell>
          <table:table-cell office:value-type="float" office:value="0.652680414016476" calcext:value-type="float">
            <text:p>0.652680414</text:p>
          </table:table-cell>
          <table:table-cell/>
          <table:table-cell office:value-type="float" office:value="1.17732909385664" calcext:value-type="float">
            <text:p>1.1773290939</text:p>
          </table:table-cell>
          <table:table-cell office:value-type="float" office:value="0.255646724716596" calcext:value-type="float">
            <text:p>0.2556467247</text:p>
          </table:table-cell>
          <table:table-cell/>
          <table:table-cell office:value-type="float" office:value="0.79889757364598" calcext:value-type="float">
            <text:p>0.7988975736</text:p>
          </table:table-cell>
          <table:table-cell office:value-type="float" office:value="0.0401001150045768" calcext:value-type="float">
            <text:p>0.040100115</text:p>
          </table:table-cell>
          <table:table-cell/>
          <table:table-cell office:value-type="float" office:value="0.716412499888042" calcext:value-type="float">
            <text:p>0.7164124999</text:p>
          </table:table-cell>
          <table:table-cell office:value-type="float" office:value="0.00784181003121565" calcext:value-type="float">
            <text:p>0.00784181</text:p>
          </table:table-cell>
          <table:table-cell/>
        </table:table-row>
        <table:table-row table:style-name="ro1">
          <table:table-cell office:value-type="float" office:value="1.22332077134591" calcext:value-type="float">
            <text:p>1.2233207713</text:p>
          </table:table-cell>
          <table:table-cell office:value-type="float" office:value="0.886512188138099" calcext:value-type="float">
            <text:p>0.8865121881</text:p>
          </table:table-cell>
          <table:table-cell table:number-columns-repeated="3"/>
          <table:table-cell office:value-type="float" office:value="1.13993586041971" calcext:value-type="float">
            <text:p>1.1399358604</text:p>
          </table:table-cell>
          <table:table-cell office:value-type="float" office:value="0.629297236604314" calcext:value-type="float">
            <text:p>0.6292972366</text:p>
          </table:table-cell>
          <table:table-cell/>
          <table:table-cell office:value-type="float" office:value="1.20382429936677" calcext:value-type="float">
            <text:p>1.2038242994</text:p>
          </table:table-cell>
          <table:table-cell office:value-type="float" office:value="0.234141188067688" calcext:value-type="float">
            <text:p>0.2341411881</text:p>
          </table:table-cell>
          <table:table-cell/>
          <table:table-cell office:value-type="float" office:value="0.836390788990497" calcext:value-type="float">
            <text:p>0.836390789</text:p>
          </table:table-cell>
          <table:table-cell office:value-type="float" office:value="0.0386263853357429" calcext:value-type="float">
            <text:p>0.0386263853</text:p>
          </table:table-cell>
          <table:table-cell/>
          <table:table-cell office:value-type="float" office:value="0.752405986618779" calcext:value-type="float">
            <text:p>0.7524059866</text:p>
          </table:table-cell>
          <table:table-cell office:value-type="float" office:value="0.00718681906728946" calcext:value-type="float">
            <text:p>0.0071868191</text:p>
          </table:table-cell>
          <table:table-cell/>
        </table:table-row>
        <table:table-row table:style-name="ro1">
          <table:table-cell office:value-type="float" office:value="1.25331534362153" calcext:value-type="float">
            <text:p>1.2533153436</text:p>
          </table:table-cell>
          <table:table-cell office:value-type="float" office:value="0.890147387987889" calcext:value-type="float">
            <text:p>0.890147388</text:p>
          </table:table-cell>
          <table:table-cell table:number-columns-repeated="3"/>
          <table:table-cell office:value-type="float" office:value="1.17832891293249" calcext:value-type="float">
            <text:p>1.1783289129</text:p>
          </table:table-cell>
          <table:table-cell office:value-type="float" office:value="0.643183045039547" calcext:value-type="float">
            <text:p>0.643183045</text:p>
          </table:table-cell>
          <table:table-cell/>
          <table:table-cell office:value-type="float" office:value="1.21432239966323" calcext:value-type="float">
            <text:p>1.2143223997</text:p>
          </table:table-cell>
          <table:table-cell office:value-type="float" office:value="0.258703349214918" calcext:value-type="float">
            <text:p>0.2587033492</text:p>
          </table:table-cell>
          <table:table-cell/>
          <table:table-cell office:value-type="float" office:value="0.872384275721234" calcext:value-type="float">
            <text:p>0.8723842757</text:p>
          </table:table-cell>
          <table:table-cell office:value-type="float" office:value="0.0301115028047034" calcext:value-type="float">
            <text:p>0.0301115028</text:p>
          </table:table-cell>
          <table:table-cell/>
          <table:table-cell office:value-type="float" office:value="0.794398387804638" calcext:value-type="float">
            <text:p>0.7943983878</text:p>
          </table:table-cell>
          <table:table-cell office:value-type="float" office:value="0.00980678292299397" calcext:value-type="float">
            <text:p>0.0098067829</text:p>
          </table:table-cell>
          <table:table-cell/>
        </table:table-row>
        <table:table-row table:style-name="ro1">
          <table:table-cell office:value-type="float" office:value="1.29702172036599" calcext:value-type="float">
            <text:p>1.2970217204</text:p>
          </table:table-cell>
          <table:table-cell office:value-type="float" office:value="0.891312336202301" calcext:value-type="float">
            <text:p>0.8913123362</text:p>
          </table:table-cell>
          <table:table-cell table:number-columns-repeated="3"/>
          <table:table-cell office:value-type="float" office:value="1.20172467930747" calcext:value-type="float">
            <text:p>1.2017246793</text:p>
          </table:table-cell>
          <table:table-cell office:value-type="float" office:value="0.603752589011195" calcext:value-type="float">
            <text:p>0.603752589</text:p>
          </table:table-cell>
          <table:table-cell/>
          <table:table-cell office:value-type="float" office:value="1.25181561500775" calcext:value-type="float">
            <text:p>1.251815615</text:p>
          </table:table-cell>
          <table:table-cell office:value-type="float" office:value="0.225102312765508" calcext:value-type="float">
            <text:p>0.2251023128</text:p>
          </table:table-cell>
          <table:table-cell/>
          <table:table-cell office:value-type="float" office:value="0.90837776245197" calcext:value-type="float">
            <text:p>0.9083777625</text:p>
          </table:table-cell>
          <table:table-cell office:value-type="float" office:value="0.0281465299129251" calcext:value-type="float">
            <text:p>0.0281465299</text:p>
          </table:table-cell>
          <table:table-cell/>
          <table:table-cell office:value-type="float" office:value="0.829791983089862" calcext:value-type="float">
            <text:p>0.8297919831</text:p>
          </table:table-cell>
          <table:table-cell office:value-type="float" office:value="0.0142607214776915" calcext:value-type="float">
            <text:p>0.0142607215</text:p>
          </table:table-cell>
          <table:table-cell/>
        </table:table-row>
        <table:table-row table:style-name="ro1">
          <table:table-cell office:value-type="float" office:value="1.33044424375882" calcext:value-type="float">
            <text:p>1.3304442438</text:p>
          </table:table-cell>
          <table:table-cell office:value-type="float" office:value="0.884687570452877" calcext:value-type="float">
            <text:p>0.8846875705</text:p>
          </table:table-cell>
          <table:table-cell table:number-columns-repeated="3"/>
          <table:table-cell office:value-type="float" office:value="1.21432239966323" calcext:value-type="float">
            <text:p>1.2143223997</text:p>
          </table:table-cell>
          <table:table-cell office:value-type="float" office:value="0.631065712206914" calcext:value-type="float">
            <text:p>0.6310657122</text:p>
          </table:table-cell>
          <table:table-cell/>
          <table:table-cell office:value-type="float" office:value="1.2863093731247" calcext:value-type="float">
            <text:p>1.2863093731</text:p>
          </table:table-cell>
          <table:table-cell office:value-type="float" office:value="0.218814399511817" calcext:value-type="float">
            <text:p>0.2188143995</text:p>
          </table:table-cell>
          <table:table-cell/>
          <table:table-cell office:value-type="float" office:value="0.944371249182707" calcext:value-type="float">
            <text:p>0.9443712492</text:p>
          </table:table-cell>
          <table:table-cell office:value-type="float" office:value="0.0108111024010138" calcext:value-type="float">
            <text:p>0.0108111024</text:p>
          </table:table-cell>
          <table:table-cell/>
          <table:table-cell office:value-type="float" office:value="0.866385361266111" calcext:value-type="float">
            <text:p>0.8663853613</text:p>
          </table:table-cell>
          <table:table-cell office:value-type="float" office:value="0.00456685521158495" calcext:value-type="float">
            <text:p>0.0045668552</text:p>
          </table:table-cell>
          <table:table-cell/>
        </table:table-row>
        <table:table-row table:style-name="ro1">
          <table:table-cell office:value-type="float" office:value="1.36129580381374" calcext:value-type="float">
            <text:p>1.3612958038</text:p>
          </table:table-cell>
          <table:table-cell office:value-type="float" office:value="0.879634783016875" calcext:value-type="float">
            <text:p>0.879634783</text:p>
          </table:table-cell>
          <table:table-cell table:number-columns-repeated="3"/>
          <table:table-cell office:value-type="float" office:value="1.25031588639397" calcext:value-type="float">
            <text:p>1.2503158864</text:p>
          </table:table-cell>
          <table:table-cell office:value-type="float" office:value="0.620913352266059" calcext:value-type="float">
            <text:p>0.6209133523</text:p>
          </table:table-cell>
          <table:table-cell/>
          <table:table-cell office:value-type="float" office:value="1.32273135374509" calcext:value-type="float">
            <text:p>1.3227313537</text:p>
          </table:table-cell>
          <table:table-cell office:value-type="float" office:value="0.207389485698192" calcext:value-type="float">
            <text:p>0.2073894857</text:p>
          </table:table-cell>
          <table:table-cell/>
          <table:table-cell office:value-type="float" office:value="0.980793229803095" calcext:value-type="float">
            <text:p>0.9807932298</text:p>
          </table:table-cell>
          <table:table-cell office:value-type="float" office:value="0.0110793367957647" calcext:value-type="float">
            <text:p>0.0110793368</text:p>
          </table:table-cell>
          <table:table-cell/>
          <table:table-cell office:value-type="float" office:value="0.902378847996847" calcext:value-type="float">
            <text:p>0.902378848</text:p>
          </table:table-cell>
          <table:table-cell office:value-type="float" office:value="-0.0026380453916024" calcext:value-type="float">
            <text:p>-0.0026380454</text:p>
          </table:table-cell>
          <table:table-cell/>
        </table:table-row>
        <table:table-row table:style-name="ro1">
          <table:table-cell office:value-type="float" office:value="1.4032882049996" calcext:value-type="float">
            <text:p>1.403288205</text:p>
          </table:table-cell>
          <table:table-cell office:value-type="float" office:value="0.881381425587345" calcext:value-type="float">
            <text:p>0.8813814256</text:p>
          </table:table-cell>
          <table:table-cell table:number-columns-repeated="3"/>
          <table:table-cell office:value-type="float" office:value="1.2863093731247" calcext:value-type="float">
            <text:p>1.2863093731</text:p>
          </table:table-cell>
          <table:table-cell office:value-type="float" office:value="0.622223334193912" calcext:value-type="float">
            <text:p>0.6222233342</text:p>
          </table:table-cell>
          <table:table-cell/>
          <table:table-cell office:value-type="float" office:value="1.35829634658618" calcext:value-type="float">
            <text:p>1.3582963466</text:p>
          </table:table-cell>
          <table:table-cell office:value-type="float" office:value="0.193859243786232" calcext:value-type="float">
            <text:p>0.1938592438</text:p>
          </table:table-cell>
          <table:table-cell/>
          <table:table-cell office:value-type="float" office:value="1.01635822264418" calcext:value-type="float">
            <text:p>1.0163582226</text:p>
          </table:table-cell>
          <table:table-cell office:value-type="float" office:value="0.0205486347313819" calcext:value-type="float">
            <text:p>0.0205486347</text:p>
          </table:table-cell>
          <table:table-cell/>
          <table:table-cell office:value-type="float" office:value="0.941371791955145" calcext:value-type="float">
            <text:p>0.941371792</text:p>
          </table:table-cell>
          <table:table-cell office:value-type="float" office:value="0.00718681906728946" calcext:value-type="float">
            <text:p>0.0071868191</text:p>
          </table:table-cell>
          <table:table-cell/>
        </table:table-row>
        <table:table-row table:style-name="ro1">
          <table:table-cell office:value-type="float" office:value="1.43928169173033" calcext:value-type="float">
            <text:p>1.4392816917</text:p>
          </table:table-cell>
          <table:table-cell office:value-type="float" office:value="0.870006415847161" calcext:value-type="float">
            <text:p>0.8700064158</text:p>
          </table:table-cell>
          <table:table-cell table:number-columns-repeated="3"/>
          <table:table-cell office:value-type="float" office:value="1.32230285985544" calcext:value-type="float">
            <text:p>1.3223028599</text:p>
          </table:table-cell>
          <table:table-cell office:value-type="float" office:value="0.615673424554651" calcext:value-type="float">
            <text:p>0.6156734246</text:p>
          </table:table-cell>
          <table:table-cell/>
          <table:table-cell office:value-type="float" office:value="1.39643230276517" calcext:value-type="float">
            <text:p>1.3964323028</text:p>
          </table:table-cell>
          <table:table-cell office:value-type="float" office:value="0.189648587589564" calcext:value-type="float">
            <text:p>0.1896485876</text:p>
          </table:table-cell>
          <table:table-cell/>
          <table:table-cell office:value-type="float" office:value="1.02775616010891" calcext:value-type="float">
            <text:p>1.0277561601</text:p>
          </table:table-cell>
          <table:table-cell office:value-type="float" office:value="-0.0163928556340507" calcext:value-type="float">
            <text:p>-0.0163928556</text:p>
          </table:table-cell>
          <table:table-cell/>
          <table:table-cell office:value-type="float" office:value="0.979364916837589" calcext:value-type="float">
            <text:p>0.9793649168</text:p>
          </table:table-cell>
          <table:table-cell office:value-type="float" office:value="-0.00591300021123287" calcext:value-type="float">
            <text:p>-0.0059130002</text:p>
          </table:table-cell>
          <table:table-cell/>
        </table:table-row>
        <table:table-row table:style-name="ro1">
          <table:table-cell office:value-type="float" office:value="1.46927626400595" calcext:value-type="float">
            <text:p>1.469276264</text:p>
          </table:table-cell>
          <table:table-cell office:value-type="float" office:value="0.868194274180299" calcext:value-type="float">
            <text:p>0.8681942742</text:p>
          </table:table-cell>
          <table:table-cell table:number-columns-repeated="3"/>
          <table:table-cell office:value-type="float" office:value="1.35829634658618" calcext:value-type="float">
            <text:p>1.3582963466</text:p>
          </table:table-cell>
          <table:table-cell office:value-type="float" office:value="0.587508813105828" calcext:value-type="float">
            <text:p>0.5875088131</text:p>
          </table:table-cell>
          <table:table-cell/>
          <table:table-cell office:value-type="float" office:value="1.42968342860214" calcext:value-type="float">
            <text:p>1.4296834286</text:p>
          </table:table-cell>
          <table:table-cell office:value-type="float" office:value="0.191501276316098" calcext:value-type="float">
            <text:p>0.1915012763</text:p>
          </table:table-cell>
          <table:table-cell/>
          <table:table-cell office:value-type="float" office:value="1.05235170937492" calcext:value-type="float">
            <text:p>1.0523517094</text:p>
          </table:table-cell>
          <table:table-cell office:value-type="float" office:value="0.0222516112375899" calcext:value-type="float">
            <text:p>0.0222516112</text:p>
          </table:table-cell>
          <table:table-cell/>
          <table:table-cell office:value-type="float" office:value="1.01335876541662" calcext:value-type="float">
            <text:p>1.0133587654</text:p>
          </table:table-cell>
          <table:table-cell office:value-type="float" office:value="0.00404286244044405" calcext:value-type="float">
            <text:p>0.0040428624</text:p>
          </table:table-cell>
          <table:table-cell/>
        </table:table-row>
        <table:table-row table:style-name="ro1">
          <table:table-cell office:value-type="float" office:value="1.49327192182644" calcext:value-type="float">
            <text:p>1.4932719218</text:p>
          </table:table-cell>
          <table:table-cell office:value-type="float" office:value="0.863914999882648" calcext:value-type="float">
            <text:p>0.8639149999</text:p>
          </table:table-cell>
          <table:table-cell table:number-columns-repeated="3"/>
          <table:table-cell office:value-type="float" office:value="1.39428983331691" calcext:value-type="float">
            <text:p>1.3942898333</text:p>
          </table:table-cell>
          <table:table-cell office:value-type="float" office:value="0.594058722745089" calcext:value-type="float">
            <text:p>0.5940587227</text:p>
          </table:table-cell>
          <table:table-cell/>
          <table:table-cell office:value-type="float" office:value="1.42428440559253" calcext:value-type="float">
            <text:p>1.4242844056</text:p>
          </table:table-cell>
          <table:table-cell office:value-type="float" office:value="0.172244541976671" calcext:value-type="float">
            <text:p>0.172244542</text:p>
          </table:table-cell>
          <table:table-cell/>
          <table:table-cell office:value-type="float" office:value="1.08834519610565" calcext:value-type="float">
            <text:p>1.0883451961</text:p>
          </table:table-cell>
          <table:table-cell office:value-type="float" office:value="0.0183216654540332" calcext:value-type="float">
            <text:p>0.0183216655</text:p>
          </table:table-cell>
          <table:table-cell/>
          <table:table-cell office:value-type="float" office:value="1.06563501995412" calcext:value-type="float">
            <text:p>1.06563502</text:p>
          </table:table-cell>
          <table:table-cell office:value-type="float" office:value="0.000449769152620849" calcext:value-type="float">
            <text:p>0.0004497692</text:p>
          </table:table-cell>
          <table:table-cell/>
        </table:table-row>
        <table:table-row table:style-name="ro1">
          <table:table-cell office:value-type="float" office:value="0.00417827298050133" calcext:value-type="float">
            <text:p>0.004178273</text:p>
          </table:table-cell>
          <table:table-cell office:value-type="float" office:value="0.998175182481752" calcext:value-type="float">
            <text:p>0.9981751825</text:p>
          </table:table-cell>
          <table:table-cell table:number-columns-repeated="3"/>
          <table:table-cell office:value-type="float" office:value="1.43028332004765" calcext:value-type="float">
            <text:p>1.43028332</text:p>
          </table:table-cell>
          <table:table-cell office:value-type="float" office:value="0.58881879503368" calcext:value-type="float">
            <text:p>0.588818795</text:p>
          </table:table-cell>
          <table:table-cell/>
          <table:table-cell office:value-type="float" office:value="1.46627680677839" calcext:value-type="float">
            <text:p>1.4662768068</text:p>
          </table:table-cell>
          <table:table-cell office:value-type="float" office:value="0.170934560048818" calcext:value-type="float">
            <text:p>0.17093456</text:p>
          </table:table-cell>
          <table:table-cell/>
          <table:table-cell office:value-type="float" office:value="1.12433868283639" calcext:value-type="float">
            <text:p>1.1243386828</text:p>
          </table:table-cell>
          <table:table-cell office:value-type="float" office:value="0.0183216654540332" calcext:value-type="float">
            <text:p>0.0183216655</text:p>
          </table:table-cell>
          <table:table-cell/>
          <table:table-cell office:value-type="float" office:value="1.10334248224346" calcext:value-type="float">
            <text:p>1.1033424822</text:p>
          </table:table-cell>
          <table:table-cell office:value-type="float" office:value="-0.00460301828338072" calcext:value-type="float">
            <text:p>-0.0046030183</text:p>
          </table:table-cell>
          <table:table-cell/>
        </table:table-row>
        <table:table-row table:style-name="ro1">
          <table:table-cell office:value-type="float" office:value="0.0334261838440111" calcext:value-type="float">
            <text:p>0.0334261838</text:p>
          </table:table-cell>
          <table:table-cell office:value-type="float" office:value="0.996350364963504" calcext:value-type="float">
            <text:p>0.996350365</text:p>
          </table:table-cell>
          <table:table-cell table:number-columns-repeated="3"/>
          <table:table-cell office:value-type="float" office:value="1.46567691533287" calcext:value-type="float">
            <text:p>1.4656769153</text:p>
          </table:table-cell>
          <table:table-cell office:value-type="float" office:value="0.573099011899453" calcext:value-type="float">
            <text:p>0.5730990119</text:p>
          </table:table-cell>
          <table:table-cell/>
          <table:table-cell office:value-type="float" office:value="1.49027246459888" calcext:value-type="float">
            <text:p>1.4902724646</text:p>
          </table:table-cell>
          <table:table-cell office:value-type="float" office:value="0.166349623301336" calcext:value-type="float">
            <text:p>0.1663496233</text:p>
          </table:table-cell>
          <table:table-cell/>
          <table:table-cell office:value-type="float" office:value="1.15999889654184" calcext:value-type="float">
            <text:p>1.1599988965</text:p>
          </table:table-cell>
          <table:table-cell office:value-type="float" office:value="0.013300068063933" calcext:value-type="float">
            <text:p>0.0133000681</text:p>
          </table:table-cell>
          <table:table-cell/>
          <table:table-cell office:value-type="float" office:value="1.13033759729151" calcext:value-type="float">
            <text:p>1.1303375973</text:p>
          </table:table-cell>
          <table:table-cell office:value-type="float" office:value="-0.0026380453916024" calcext:value-type="float">
            <text:p>-0.0026380454</text:p>
          </table:table-cell>
          <table:table-cell/>
        </table:table-row>
        <table:table-row table:style-name="ro1">
          <table:table-cell office:value-type="float" office:value="0.802228412256268" calcext:value-type="float">
            <text:p>0.8022284123</text:p>
          </table:table-cell>
          <table:table-cell office:value-type="float" office:value="0.908759124087591" calcext:value-type="float">
            <text:p>0.9087591241</text:p>
          </table:table-cell>
          <table:table-cell table:number-columns-repeated="3"/>
          <table:table-cell office:value-type="float" office:value="1.49027246459888" calcext:value-type="float">
            <text:p>1.4902724646</text:p>
          </table:table-cell>
          <table:table-cell office:value-type="float" office:value="0.551484310089891" calcext:value-type="float">
            <text:p>0.5514843101</text:p>
          </table:table-cell>
          <table:table-cell/>
          <table:table-cell office:value-type="float" office:value="0.618384401114206" calcext:value-type="float">
            <text:p>0.618384401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.19846812574612" calcext:value-type="float">
            <text:p>1.1984681257</text:p>
          </table:table-cell>
          <table:table-cell office:value-type="float" office:value="0.0161695522868475" calcext:value-type="float">
            <text:p>0.0161695523</text:p>
          </table:table-cell>
          <table:table-cell/>
          <table:table-cell office:value-type="float" office:value="1.17832891293249" calcext:value-type="float">
            <text:p>1.1783289129</text:p>
          </table:table-cell>
          <table:table-cell office:value-type="float" office:value="0.00587683713943732" calcext:value-type="float">
            <text:p>0.0058768371</text:p>
          </table:table-cell>
          <table:table-cell/>
        </table:table-row>
        <table:table-row table:style-name="ro1">
          <table:table-cell office:value-type="float" office:value="0.860724233983287" calcext:value-type="float">
            <text:p>0.860724234</text:p>
          </table:table-cell>
          <table:table-cell office:value-type="float" office:value="0.905109489051095" calcext:value-type="float">
            <text:p>0.9051094891</text:p>
          </table:table-cell>
          <table:table-cell table:number-columns-repeated="3"/>
          <table:table-cell office:value-type="float" office:value="0.579387186629526" calcext:value-type="float">
            <text:p>0.5793871866</text:p>
          </table:table-cell>
          <table:table-cell office:value-type="float" office:value="0.824817518248175" calcext:value-type="float">
            <text:p>0.8248175182</text:p>
          </table:table-cell>
          <table:table-cell/>
          <table:table-cell office:value-type="float" office:value="0.568245125348189" calcext:value-type="float">
            <text:p>0.5682451253</text:p>
          </table:table-cell>
          <table:table-cell office:value-type="float" office:value="0.529197080291971" calcext:value-type="float">
            <text:p>0.5291970803</text:p>
          </table:table-cell>
          <table:table-cell/>
          <table:table-cell office:value-type="float" office:value="1.23381887164238" calcext:value-type="float">
            <text:p>1.2338188716</text:p>
          </table:table-cell>
          <table:table-cell office:value-type="float" office:value="0.0125086206491889" calcext:value-type="float">
            <text:p>0.0125086206</text:p>
          </table:table-cell>
          <table:table-cell/>
          <table:table-cell office:value-type="float" office:value="1.22931968580104" calcext:value-type="float">
            <text:p>1.2293196858</text:p>
          </table:table-cell>
          <table:table-cell office:value-type="float" office:value="-0.00185205623489093" calcext:value-type="float">
            <text:p>-0.0018520562</text:p>
          </table:table-cell>
          <table:table-cell/>
        </table:table-row>
        <table:table-row table:style-name="ro1">
          <table:table-cell office:value-type="float" office:value="1.01810584958217" calcext:value-type="float">
            <text:p>1.0181058496</text:p>
          </table:table-cell>
          <table:table-cell office:value-type="float" office:value="0.886861313868613" calcext:value-type="float">
            <text:p>0.8868613139</text:p>
          </table:table-cell>
          <table:table-cell table:number-columns-repeated="3"/>
          <table:table-cell office:value-type="float" office:value="0.763231197771588" calcext:value-type="float">
            <text:p>0.7632311978</text:p>
          </table:table-cell>
          <table:table-cell office:value-type="float" office:value="0.77007299270073" calcext:value-type="float">
            <text:p>0.7700729927</text:p>
          </table:table-cell>
          <table:table-cell/>
          <table:table-cell office:value-type="float" office:value="0.518105849582173" calcext:value-type="float">
            <text:p>0.5181058496</text:p>
          </table:table-cell>
          <table:table-cell office:value-type="float" office:value="0.562043795620438" calcext:value-type="float">
            <text:p>0.5620437956</text:p>
          </table:table-cell>
          <table:table-cell/>
          <table:table-cell office:value-type="float" office:value="1.26831262975934" calcext:value-type="float">
            <text:p>1.2683126298</text:p>
          </table:table-cell>
          <table:table-cell office:value-type="float" office:value="0.0150467106344028" calcext:value-type="float">
            <text:p>0.0150467106</text:p>
          </table:table-cell>
          <table:table-cell/>
          <table:table-cell office:value-type="float" office:value="1.25811447518563" calcext:value-type="float">
            <text:p>1.2581144752</text:p>
          </table:table-cell>
          <table:table-cell office:value-type="float" office:value="-0.0203228014176073" calcext:value-type="float">
            <text:p>-0.0203228014</text:p>
          </table:table-cell>
          <table:table-cell/>
        </table:table-row>
        <table:table-row table:style-name="ro1">
          <table:table-cell office:value-type="float" office:value="1.13509749303621" calcext:value-type="float">
            <text:p>1.135097493</text:p>
          </table:table-cell>
          <table:table-cell office:value-type="float" office:value="0.883211678832117" calcext:value-type="float">
            <text:p>0.8832116788</text:p>
          </table:table-cell>
          <table:table-cell table:number-columns-repeated="3"/>
          <table:table-cell office:value-type="float" office:value="1.15877437325905" calcext:value-type="float">
            <text:p>1.1587743733</text:p>
          </table:table-cell>
          <table:table-cell office:value-type="float" office:value="0.656934306569343" calcext:value-type="float">
            <text:p>0.6569343066</text:p>
          </table:table-cell>
          <table:table-cell/>
          <table:table-cell office:value-type="float" office:value="0.476323119777159" calcext:value-type="float">
            <text:p>0.4763231198</text:p>
          </table:table-cell>
          <table:table-cell office:value-type="float" office:value="0.578467153284672" calcext:value-type="float">
            <text:p>0.5784671533</text:p>
          </table:table-cell>
          <table:table-cell/>
          <table:table-cell office:value-type="float" office:value="1.30430611649007" calcext:value-type="float">
            <text:p>1.3043061165</text:p>
          </table:table-cell>
          <table:table-cell office:value-type="float" office:value="0.0235615931654425" calcext:value-type="float">
            <text:p>0.0235615932</text:p>
          </table:table-cell>
          <table:table-cell/>
          <table:table-cell office:value-type="float" office:value="1.28930883035226" calcext:value-type="float">
            <text:p>1.2893088304</text:p>
          </table:table-cell>
          <table:table-cell office:value-type="float" office:value="-0.00381702912666926" calcext:value-type="float">
            <text:p>-0.0038170291</text:p>
          </table:table-cell>
          <table:table-cell/>
        </table:table-row>
        <table:table-row table:style-name="ro1">
          <table:table-cell office:value-type="float" office:value="1.34818941504178" calcext:value-type="float">
            <text:p>1.348189415</text:p>
          </table:table-cell>
          <table:table-cell office:value-type="float" office:value="0.85948905109489" calcext:value-type="float">
            <text:p>0.8594890511</text:p>
          </table:table-cell>
          <table:table-cell table:number-columns-repeated="3"/>
          <table:table-cell office:value-type="float" office:value="1.30640668523677" calcext:value-type="float">
            <text:p>1.3064066852</text:p>
          </table:table-cell>
          <table:table-cell office:value-type="float" office:value="0.627737226277372" calcext:value-type="float">
            <text:p>0.6277372263</text:p>
          </table:table-cell>
          <table:table-cell/>
          <table:table-cell office:value-type="float" office:value="0.66991643454039" calcext:value-type="float">
            <text:p>0.6699164345</text:p>
          </table:table-cell>
          <table:table-cell office:value-type="float" office:value="0.456204379562044" calcext:value-type="float">
            <text:p>0.4562043796</text:p>
          </table:table-cell>
          <table:table-cell/>
          <table:table-cell office:value-type="float" office:value="1.33815713377255" calcext:value-type="float">
            <text:p>1.3381571338</text:p>
          </table:table-cell>
          <table:table-cell office:value-type="float" office:value="0.019538077244182" calcext:value-type="float">
            <text:p>0.0195380772</text:p>
          </table:table-cell>
          <table:table-cell/>
          <table:table-cell office:value-type="float" office:value="1.34029960322081" calcext:value-type="float">
            <text:p>1.3402996032</text:p>
          </table:table-cell>
          <table:table-cell office:value-type="float" office:value="-0.0026380453916024" calcext:value-type="float">
            <text:p>-0.002638045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.37629308995154" calcext:value-type="float">
            <text:p>1.37629309</text:p>
          </table:table-cell>
          <table:table-cell office:value-type="float" office:value="0.0242165841293684" calcext:value-type="float">
            <text:p>0.0242165841</text:p>
          </table:table-cell>
          <table:table-cell/>
          <table:table-cell office:value-type="float" office:value="1.38829091886179" calcext:value-type="float">
            <text:p>1.3882909189</text:p>
          </table:table-cell>
          <table:table-cell office:value-type="float" office:value="-0.0217965310864412" calcext:value-type="float">
            <text:p>-0.021796531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.41228657668228" calcext:value-type="float">
            <text:p>1.4122865767</text:p>
          </table:table-cell>
          <table:table-cell office:value-type="float" office:value="0.0177485483605981" calcext:value-type="float">
            <text:p>0.0177485484</text:p>
          </table:table-cell>
          <table:table-cell/>
          <table:table-cell office:value-type="float" office:value="1.44228114895789" calcext:value-type="float">
            <text:p>1.442281149</text:p>
          </table:table-cell>
          <table:table-cell office:value-type="float" office:value="0.00325687328373281" calcext:value-type="float">
            <text:p>0.003256873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.44828006341302" calcext:value-type="float">
            <text:p>1.4482800634</text:p>
          </table:table-cell>
          <table:table-cell office:value-type="float" office:value="0.0301115028047034" calcext:value-type="float">
            <text:p>0.0301115028</text:p>
          </table:table-cell>
          <table:table-cell/>
          <table:table-cell office:value-type="float" office:value="1.47767474424312" calcext:value-type="float">
            <text:p>1.4776747442</text:p>
          </table:table-cell>
          <table:table-cell office:value-type="float" office:value="0.00325687328373281" calcext:value-type="float">
            <text:p>0.003256873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00139275766016711" calcext:value-type="float">
            <text:p>0.0013927577</text:p>
          </table:table-cell>
          <table:table-cell office:value-type="float" office:value="0.994525547445255" calcext:value-type="float">
            <text:p>0.9945255474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0.0264623955431754" calcext:value-type="float">
            <text:p>0.0264623955</text:p>
          </table:table-cell>
          <table:table-cell office:value-type="float" office:value="0.936131386861314" calcext:value-type="float">
            <text:p>0.9361313869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.47075208913649" calcext:value-type="float">
            <text:p>1.4707520891</text:p>
          </table:table-cell>
          <table:table-cell office:value-type="float" office:value="0.0255474452554743" calcext:value-type="float">
            <text:p>0.0255474453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.4874651810585" calcext:value-type="float">
            <text:p>1.4874651811</text:p>
          </table:table-cell>
          <table:table-cell office:value-type="float" office:value="0.0255474452554743" calcext:value-type="float">
            <text:p>0.02554744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00/00/0000</text:date>, <text:time style:data-style-name="N2" text:time-value="09:14:46.179869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7T17:57:16.855003145</dc:date>
    <meta:editing-duration>PT22H48M10S</meta:editing-duration>
    <meta:editing-cycles>3</meta:editing-cycles>
    <meta:generator>LibreOffice/5.1.6.2$Linux_X86_64 LibreOffice_project/10m0$Build-2</meta:generator>
    <meta:document-statistic meta:table-count="1" meta:cell-count="568" meta:object-count="0"/>
  </office:meta>
</office:document-meta>
</file>